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bcee" officeooo:paragraph-rsid="0004bcee"/>
    </style:style>
    <style:style style:name="P2" style:family="paragraph" style:parent-style-name="Standard">
      <style:text-properties fo:font-weight="bold" officeooo:rsid="0004bcee" officeooo:paragraph-rsid="0004bcee" style:font-weight-asian="bold" style:font-weight-complex="bold"/>
    </style:style>
    <style:style style:name="P3" style:family="paragraph" style:parent-style-name="Standard">
      <style:text-properties fo:font-weight="bold" officeooo:rsid="0004bcee" officeooo:paragraph-rsid="000c84c5" style:font-weight-asian="bold" style:font-weight-complex="bold"/>
    </style:style>
    <style:style style:name="P4" style:family="paragraph" style:parent-style-name="Standard">
      <style:text-properties fo:font-weight="bold" officeooo:rsid="000d5009" officeooo:paragraph-rsid="000e81f6" style:font-weight-asian="bold" style:font-weight-complex="bold"/>
    </style:style>
    <style:style style:name="P5" style:family="paragraph" style:parent-style-name="Standard">
      <style:text-properties fo:font-weight="bold" officeooo:rsid="0012508a" officeooo:paragraph-rsid="0012508a" style:font-weight-asian="bold" style:font-weight-complex="bold"/>
    </style:style>
    <style:style style:name="P6" style:family="paragraph" style:parent-style-name="Standard">
      <style:text-properties officeooo:rsid="0006bc1f" officeooo:paragraph-rsid="0006bc1f"/>
    </style:style>
    <style:style style:name="P7" style:family="paragraph" style:parent-style-name="Standard">
      <style:text-properties officeooo:rsid="00075697" officeooo:paragraph-rsid="00075697"/>
    </style:style>
    <style:style style:name="P8" style:family="paragraph" style:parent-style-name="Standard">
      <style:text-properties officeooo:rsid="0007eaa6" officeooo:paragraph-rsid="0007eaa6"/>
    </style:style>
    <style:style style:name="P9" style:family="paragraph" style:parent-style-name="Standard">
      <style:text-properties officeooo:rsid="00093e2b" officeooo:paragraph-rsid="00093e2b"/>
    </style:style>
    <style:style style:name="P10" style:family="paragraph" style:parent-style-name="Standard">
      <style:text-properties officeooo:rsid="000d5009" officeooo:paragraph-rsid="0007eaa6"/>
    </style:style>
    <style:style style:name="P11" style:family="paragraph" style:parent-style-name="Standard">
      <style:text-properties officeooo:rsid="000d5009" officeooo:paragraph-rsid="000d5009"/>
    </style:style>
    <style:style style:name="P12" style:family="paragraph" style:parent-style-name="Standard">
      <style:text-properties officeooo:rsid="0010e39c" officeooo:paragraph-rsid="0010e39c"/>
    </style:style>
    <style:style style:name="P13" style:family="paragraph" style:parent-style-name="Standard">
      <style:text-properties officeooo:rsid="0012508a" officeooo:paragraph-rsid="0012508a"/>
    </style:style>
    <style:style style:name="P14" style:family="paragraph" style:parent-style-name="Standard">
      <style:text-properties officeooo:rsid="0019c97c" officeooo:paragraph-rsid="0019c97c"/>
    </style:style>
    <style:style style:name="P15" style:family="paragraph" style:parent-style-name="Standard">
      <style:text-properties officeooo:rsid="001cae86" officeooo:paragraph-rsid="001cae86"/>
    </style:style>
    <style:style style:name="P16" style:family="paragraph" style:parent-style-name="Standard">
      <style:text-properties officeooo:rsid="001e9f30" officeooo:paragraph-rsid="001e9f30"/>
    </style:style>
    <style:style style:name="P17" style:family="paragraph" style:parent-style-name="Standard">
      <style:text-properties officeooo:rsid="00202161" officeooo:paragraph-rsid="00272236"/>
    </style:style>
    <style:style style:name="P18" style:family="paragraph" style:parent-style-name="Standard">
      <style:text-properties officeooo:rsid="0025833e" officeooo:paragraph-rsid="0025833e"/>
    </style:style>
    <style:style style:name="P19" style:family="paragraph" style:parent-style-name="Standard">
      <style:text-properties officeooo:rsid="00272236" officeooo:paragraph-rsid="00272236"/>
    </style:style>
    <style:style style:name="P20" style:family="paragraph" style:parent-style-name="Standard">
      <style:text-properties officeooo:rsid="002a267f" officeooo:paragraph-rsid="00272236"/>
    </style:style>
    <style:style style:name="P21" style:family="paragraph" style:parent-style-name="Standard">
      <style:text-properties officeooo:rsid="002b44ce" officeooo:paragraph-rsid="002b44ce"/>
    </style:style>
    <style:style style:name="P22" style:family="paragraph" style:parent-style-name="Standard">
      <style:text-properties officeooo:rsid="002f1835" officeooo:paragraph-rsid="002f1835"/>
    </style:style>
    <style:style style:name="P23" style:family="paragraph" style:parent-style-name="Standard">
      <style:text-properties officeooo:rsid="003104ad" officeooo:paragraph-rsid="003104ad"/>
    </style:style>
    <style:style style:name="P24" style:family="paragraph" style:parent-style-name="Standard">
      <style:text-properties officeooo:rsid="00325ce4" officeooo:paragraph-rsid="00325ce4"/>
    </style:style>
    <style:style style:name="P25" style:family="paragraph" style:parent-style-name="Standard">
      <style:text-properties officeooo:rsid="00325ce4" officeooo:paragraph-rsid="00350129"/>
    </style:style>
    <style:style style:name="P26" style:family="paragraph" style:parent-style-name="Standard">
      <style:text-properties officeooo:rsid="00350129" officeooo:paragraph-rsid="00075697"/>
    </style:style>
    <style:style style:name="P27" style:family="paragraph" style:parent-style-name="Standard">
      <style:text-properties officeooo:rsid="00350129" officeooo:paragraph-rsid="00350129"/>
    </style:style>
    <style:style style:name="P28" style:family="paragraph" style:parent-style-name="Standard">
      <style:text-properties officeooo:rsid="0037a532" officeooo:paragraph-rsid="0037a532"/>
    </style:style>
    <style:style style:name="P29" style:family="paragraph" style:parent-style-name="Standard">
      <style:text-properties officeooo:rsid="003a6788" officeooo:paragraph-rsid="003a6788"/>
    </style:style>
    <style:style style:name="P30" style:family="paragraph" style:parent-style-name="Standard">
      <style:text-properties officeooo:rsid="0035ea7d" officeooo:paragraph-rsid="00325ce4"/>
    </style:style>
    <style:style style:name="P31" style:family="paragraph" style:parent-style-name="Standard">
      <style:text-properties officeooo:rsid="001cae86" officeooo:paragraph-rsid="001cae86"/>
    </style:style>
    <style:style style:name="P32" style:family="paragraph" style:parent-style-name="Standard">
      <style:text-properties officeooo:rsid="003f5a5c" officeooo:paragraph-rsid="003f5a5c"/>
    </style:style>
    <style:style style:name="P33" style:family="paragraph" style:parent-style-name="Standard">
      <style:text-properties officeooo:rsid="00325ce4" officeooo:paragraph-rsid="00325ce4"/>
    </style:style>
    <style:style style:name="P34" style:family="paragraph" style:parent-style-name="Standard">
      <style:text-properties fo:color="#000000" fo:font-size="12pt" officeooo:rsid="00325ce4" officeooo:paragraph-rsid="00325ce4" fo:background-color="#ffffff"/>
    </style:style>
    <style:style style:name="P35" style:family="paragraph" style:parent-style-name="Standard">
      <style:text-properties officeooo:paragraph-rsid="00325ce4"/>
    </style:style>
    <style:style style:name="P36" style:family="paragraph" style:parent-style-name="Standard">
      <style:text-properties officeooo:rsid="004e4120" officeooo:paragraph-rsid="004e4120"/>
    </style:style>
    <style:style style:name="P37" style:family="paragraph" style:parent-style-name="Standard">
      <style:text-properties officeooo:rsid="001e9f30" officeooo:paragraph-rsid="001e9f30"/>
    </style:style>
    <style:style style:name="P38" style:family="paragraph" style:parent-style-name="Standard">
      <style:paragraph-properties fo:margin-top="0.494cm" fo:margin-bottom="0.494cm" loext:contextual-spacing="false"/>
    </style:style>
    <style:style style:name="P39" style:family="paragraph" style:parent-style-name="Standard">
      <style:paragraph-properties fo:margin-top="0.494cm" fo:margin-bottom="0.494cm" loext:contextual-spacing="false" fo:line-height="100%"/>
      <style:text-properties officeooo:rsid="0041557b" officeooo:paragraph-rsid="0041557b"/>
    </style:style>
    <style:style style:name="P40" style:family="paragraph" style:parent-style-name="Standard">
      <style:paragraph-properties fo:margin-top="0.494cm" fo:margin-bottom="0.494cm" loext:contextual-spacing="false"/>
      <style:text-properties officeooo:paragraph-rsid="0041557b"/>
    </style:style>
    <style:style style:name="P41" style:family="paragraph" style:parent-style-name="Standard">
      <style:paragraph-properties fo:margin-top="0.494cm" fo:margin-bottom="0.494cm" loext:contextual-spacing="false" fo:line-height="100%"/>
      <style:text-properties officeooo:rsid="004c660b" officeooo:paragraph-rsid="004c660b"/>
    </style:style>
    <style:style style:name="P42" style:family="paragraph" style:parent-style-name="Standard">
      <style:paragraph-properties fo:margin-top="0.494cm" fo:margin-bottom="0.494cm" loext:contextual-spacing="false" fo:line-height="100%"/>
      <style:text-properties officeooo:rsid="004d8487" officeooo:paragraph-rsid="004d8487"/>
    </style:style>
    <style:style style:name="P43" style:family="paragraph" style:parent-style-name="Standard">
      <style:paragraph-properties fo:margin-top="0cm" fo:margin-bottom="0cm" loext:contextual-spacing="false" fo:line-height="100%"/>
      <style:text-properties officeooo:paragraph-rsid="004519f2"/>
    </style:style>
    <style:style style:name="P44" style:family="paragraph" style:parent-style-name="Standard">
      <style:paragraph-properties style:writing-mode="lr-tb"/>
    </style:style>
    <style:style style:name="P45" style:family="paragraph" style:parent-style-name="Standard">
      <style:paragraph-properties style:writing-mode="lr-tb"/>
      <style:text-properties fo:color="#000000" fo:font-size="12pt" fo:background-color="#ffffff"/>
    </style:style>
    <style:style style:name="P46" style:family="paragraph" style:parent-style-name="Standard">
      <style:paragraph-properties style:writing-mode="lr-tb"/>
      <style:text-properties fo:color="#000000" fo:font-size="12pt" officeooo:paragraph-rsid="004e4120" fo:background-color="#ffffff"/>
    </style:style>
    <style:style style:name="P47" style:family="paragraph" style:parent-style-name="Standard">
      <style:paragraph-properties style:writing-mode="lr-tb"/>
      <style:text-properties fo:color="#000000" fo:font-size="12pt" officeooo:rsid="004e4120" officeooo:paragraph-rsid="004e4120" fo:background-color="#ffffff"/>
    </style:style>
    <style:style style:name="P48" style:family="paragraph" style:parent-style-name="Standard">
      <style:paragraph-properties style:writing-mode="lr-tb"/>
      <style:text-properties fo:color="#000000" fo:font-size="12pt" officeooo:rsid="004fcec3" officeooo:paragraph-rsid="004fcec3" fo:background-color="#ffffff"/>
    </style:style>
    <style:style style:name="P49" style:family="paragraph" style:parent-style-name="Standard">
      <style:paragraph-properties style:writing-mode="lr-tb"/>
      <style:text-properties fo:color="#000000" fo:font-size="12pt" officeooo:paragraph-rsid="004fcec3" fo:background-color="#ffffff"/>
    </style:style>
    <style:style style:name="P50" style:family="paragraph" style:parent-style-name="Standard">
      <style:paragraph-properties style:writing-mode="lr-tb"/>
      <style:text-properties fo:color="#000000" fo:font-size="12pt" officeooo:rsid="0050bce1" officeooo:paragraph-rsid="0050bce1" fo:background-color="#ffffff"/>
    </style:style>
    <style:style style:name="P51" style:family="paragraph" style:parent-style-name="Standard">
      <style:paragraph-properties style:writing-mode="lr-tb"/>
      <style:text-properties fo:color="#000000" fo:font-size="12pt" fo:font-style="italic" fo:background-color="#ffffff" style:font-style-asian="italic" style:font-style-complex="italic"/>
    </style:style>
    <style:style style:name="P52" style:family="paragraph" style:parent-style-name="Standard">
      <style:paragraph-properties style:writing-mode="lr-tb"/>
      <style:text-properties officeooo:paragraph-rsid="0050bce1"/>
    </style:style>
    <style:style style:name="P53" style:family="paragraph" style:parent-style-name="Standard">
      <style:paragraph-properties style:writing-mode="lr-tb"/>
      <style:text-properties officeooo:paragraph-rsid="004fcec3"/>
    </style:style>
    <style:style style:name="T1" style:family="text">
      <style:text-properties officeooo:rsid="00156a6d"/>
    </style:style>
    <style:style style:name="T2" style:family="text">
      <style:text-properties officeooo:rsid="001cbbde"/>
    </style:style>
    <style:style style:name="T3" style:family="text">
      <style:text-properties officeooo:rsid="00202161"/>
    </style:style>
    <style:style style:name="T4" style:family="text">
      <style:text-properties officeooo:rsid="00221682"/>
    </style:style>
    <style:style style:name="T5" style:family="text">
      <style:text-properties officeooo:rsid="002bcefa"/>
    </style:style>
    <style:style style:name="T6" style:family="text">
      <style:text-properties officeooo:rsid="002d1854"/>
    </style:style>
    <style:style style:name="T7" style:family="text">
      <style:text-properties officeooo:rsid="002f3f11"/>
    </style:style>
    <style:style style:name="T8" style:family="text">
      <style:text-properties officeooo:rsid="00333030"/>
    </style:style>
    <style:style style:name="T9" style:family="text">
      <style:text-properties officeooo:rsid="00350129"/>
    </style:style>
    <style:style style:name="T10" style:family="text">
      <style:text-properties officeooo:rsid="0035ea7d"/>
    </style:style>
    <style:style style:name="T11" style:family="text">
      <style:text-properties officeooo:rsid="0037a532"/>
    </style:style>
    <style:style style:name="T12" style:family="text">
      <style:text-properties officeooo:rsid="003a6788"/>
    </style:style>
    <style:style style:name="T13" style:family="text">
      <style:text-properties officeooo:rsid="003aaece"/>
    </style:style>
    <style:style style:name="T14" style:family="text">
      <style:text-properties officeooo:rsid="003b215f"/>
    </style:style>
    <style:style style:name="T15" style:family="text">
      <style:text-properties officeooo:rsid="003cfb77"/>
    </style:style>
    <style:style style:name="T16" style:family="text">
      <style:text-properties officeooo:rsid="0041557b"/>
    </style:style>
    <style:style style:name="T17" style:family="text">
      <style:text-properties officeooo:rsid="00432a1b"/>
    </style:style>
    <style:style style:name="T18" style:family="text">
      <style:text-properties officeooo:rsid="00471166"/>
    </style:style>
    <style:style style:name="T19" style:family="text">
      <style:text-properties officeooo:rsid="00479180"/>
    </style:style>
    <style:style style:name="T20" style:family="text">
      <style:text-properties officeooo:rsid="004c660b"/>
    </style:style>
    <style:style style:name="T21" style:family="text">
      <style:text-properties officeooo:rsid="004d8487"/>
    </style:style>
    <style:style style:name="T22" style:family="text">
      <style:text-properties officeooo:rsid="004e4120"/>
    </style:style>
    <style:style style:name="T23" style:family="text">
      <style:text-properties officeooo:rsid="004fcec3"/>
    </style:style>
    <style:style style:name="T24" style:family="text">
      <style:text-properties fo:color="#000000" fo:font-size="12pt" officeooo:rsid="004e4120" fo:background-color="#ffffff" loext:char-shading-value="0"/>
    </style:style>
    <style:style style:name="T25" style:family="text">
      <style:text-properties fo:color="#000000" fo:font-size="12pt" officeooo:rsid="004fcec3" fo:background-color="#ffffff" loext:char-shading-value="0"/>
    </style:style>
    <style:style style:name="T26" style:family="text">
      <style:text-properties fo:color="#000000" fo:font-size="12pt" officeooo:rsid="0050bce1" fo:background-color="#ffffff" loext:char-shading-value="0"/>
    </style:style>
    <style:style style:name="T27"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wiring</text:p>
      <text:p text:style-name="P1">wiring trees</text:p>
      <text:p text:style-name="P1">network species</text:p>
      <text:p text:style-name="P2">what network species are vulnerable?</text:p>
      <text:p text:style-name="P1">network species in paralog depleted spaces</text:p>
      <text:p text:style-name="P1">loss of paralogs in cancer</text:p>
      <text:p text:style-name="P2">paralog count and cancer predisposition</text:p>
      <text:p text:style-name="P1">the evolutionary stability of genetic redundancy</text:p>
      <text:p text:style-name="P1">loss of redundancy and the cancer phenotype</text:p>
      <text:p text:style-name="P1">network species in a specified reference genetic background</text:p>
      <text:p text:style-name="P1"/>
      <text:p text:style-name="P1">interaction redundancy as function redundancy</text:p>
      <text:p text:style-name="P1">the interactions vulnerable in certain genetic backgrounds</text:p>
      <text:p text:style-name="P6">gentic backgrounds giving rise to vulnerabilities</text:p>
      <text:p text:style-name="P6"/>
      <text:p text:style-name="P6"/>
      <text:p text:style-name="P7">what we can do despite potential rescue effects:</text:p>
      <text:p text:style-name="P7">point genetic systems rewiring that changes their phenotype, even without a working therapy.</text:p>
      <text:p text:style-name="P7">What switches need to be flipped.</text:p>
      <text:p text:style-name="P7"/>
      <text:p text:style-name="P7">Cancer phenotypes: how many switches need to be flicked?</text:p>
      <text:p text:style-name="P7"/>
      <text:p text:style-name="P8">Intriguing concepts in cancer: network robustness and positive selection</text:p>
      <text:p text:style-name="P8"/>
      <text:p text:style-name="P10"/>
      <text:p text:style-name="P11">are paralogs enriched in growth associated modules?</text:p>
      <text:p text:style-name="P8"/>
      <text:p text:style-name="P3">what network species are vulnerable?</text:p>
      <text:p text:style-name="P3">paralog count and cancer predisposition</text:p>
      <text:p text:style-name="P4">are paralogs enriched in growth associated modules?</text:p>
      <text:p text:style-name="P8"/>
      <text:p text:style-name="P8"/>
      <text:p text:style-name="P13">What is a genetic system and how closely is it linked to the phenotypic template?</text:p>
      <text:p text:style-name="P13">How strong is the coupling between genetic system and phenotypic template?</text:p>
      <text:p text:style-name="P13"/>
      <text:p text:style-name="P5">A genetic system <text:span text:style-name="T1">embedded in</text:span> fields, forces, flows – <text:span text:style-name="T1">and it’s internal network states</text:span></text:p>
      <text:p text:style-name="P8"/>
      <text:p text:style-name="P12">Including paralog status in models of pairwise hits.</text:p>
      <text:p text:style-name="P8"/>
      <text:p text:style-name="P9">ohms law</text:p>
      <text:p text:style-name="P9">frequency in circuits, functions?</text:p>
      <text:p text:style-name="P9">Power in circuits? Relation to current, square,</text:p>
      <text:p text:style-name="P9">voltage, relation to membrane proteins, classical capacitors,</text:p>
      <text:p text:style-name="P9">classical fields. Potentials gradients. Tissues.</text:p>
      <text:p text:style-name="P9">Polarization.</text:p>
      <text:p text:style-name="P9"/>
      <text:p text:style-name="P9">Implementation. From formulas to wiring.</text:p>
      <text:p text:style-name="P9">Resistors, capacitors, conductors, shielding, </text:p>
      <text:p text:style-name="P9">impedance,</text:p>
      <text:p text:style-name="P9"/>
      <text:p text:style-name="P9">classical chemical engineering and bioprocess engineering.</text:p>
      <text:p text:style-name="P9"/>
      <text:p text:style-name="P14"><text:soft-page-break/>Blitze in ionisierung. Sonne. Reconnection. Field lines. Gradients. Geometric intuition of EM.</text:p>
      <text:p text:style-name="P14">Vector analysis. Integrating to get polarization. </text:p>
      <text:p text:style-name="P14"/>
      <text:p text:style-name="P14">The electric properties of protein gels.</text:p>
      <text:p text:style-name="P14">Biomolecular condensates and their physicochemical characterisitics.</text:p>
      <text:p text:style-name="P14">Dimensionless quantities in molecular systems biology. </text:p>
      <text:p text:style-name="P14">Conservation laws for fluxes.</text:p>
      <text:p text:style-name="P7"/>
      <text:p text:style-name="P7"/>
      <text:p text:style-name="P26"/>
      <text:p text:style-name="P7"/>
      <text:p text:style-name="P7"/>
      <text:p text:style-name="P15">Hallo felix!</text:p>
      <text:p text:style-name="P15"/>
      <text:p text:style-name="P15">Bezüglich software entwicklung generell <text:span text:style-name="T8">wollt ich dir</text:span> freecodecamp <text:span text:style-name="T8">empfehlen</text:span>. </text:p>
      <text:p text:style-name="P32">Das wäre der mit-app inventor.</text:p>
      <text:p text:style-name="P15"><text:a xlink:type="simple" xlink:href="https://appinventor.mit.edu/" text:style-name="Internet_20_link" text:visited-style-name="Visited_20_Internet_20_Link">https://appinventor.mit.edu/</text:a></text:p>
      <text:p text:style-name="P15"/>
      <text:p text:style-name="P15">Wie du siehst sind hacker news und reddit gute anlaufpunkte für high quality diskussionen zum thema software <text:span text:style-name="T2">generell</text:span>.</text:p>
      <text:p text:style-name="P15"/>
      <text:p text:style-name="P19">Relevante subreddits:</text:p>
      <text:p text:style-name="P16">U<text:span text:style-name="T3">I</text:span> design</text:p>
      <text:p text:style-name="P16"/>
      <text:p text:style-name="P16"><text:a xlink:type="simple" xlink:href="https://www.reddit.com/r/Android/comments/2tpjep/the_new_step_by_step_guide_detailing_how_to_get/" text:style-name="Internet_20_link" text:visited-style-name="Visited_20_Internet_20_Link">https://www.reddit.com/r/Android/comments/2tpjep/the_new_step_by_step_guide_detailing_how_to_get/</text:a></text:p>
      <text:p text:style-name="P16"/>
      <text:p text:style-name="P16"/>
      <text:p text:style-name="P16"/>
      <text:p text:style-name="P16"><text:a xlink:type="simple" xlink:href="https://imoox.at/course/InfoFit21" text:style-name="Internet_20_link" text:visited-style-name="Visited_20_Internet_20_Link">https://imoox.at/course/InfoFit21</text:a></text:p>
      <text:p text:style-name="P16"/>
      <text:p text:style-name="P17">was zum schmunzeln: gui interface to track down an IP address.</text:p>
      <text:p text:style-name="P20"/>
      <text:p text:style-name="P21">Natürlich ist wie du weißt alles was in richtung software entwicklung geht sehr leicht in eine karriere zu verwandeln, also kann ein wochenende mit python herumspielen berufstechnisch<text:span text:style-name="T6">e</text:span> releva<text:span text:style-name="T6">z haben</text:span> :<text:span text:style-name="T6">)</text:span></text:p>
      <text:p text:style-name="P22">hab e<text:span text:style-name="T8">rst kürzlich mit</text:span> <text:span text:style-name="T8">einem freund ein paar</text:span> <text:span text:style-name="T7">python aufgeben zur</text:span> aufzufrisch<text:span text:style-name="T8">ung gemacht</text:span> und mittlerweile <text:span text:style-name="T8">hat er </text:span>ein angebot <text:span text:style-name="T8">von</text:span> statistik austria ;)</text:p>
      <text:p text:style-name="P17"/>
      <text:p text:style-name="P21">Ich hab (bis corona / <text:span text:style-name="T5">start ins doktorat</text:span>) viel nachhilfe in mathe, physik und (einstieg ins) programmieren gegeben. Ingenieursstudienpläne versuchen recht früh damit anzufangen, und während informatik, elektrotechnik und biomedical engineering gleich volles programm fahren, haben zB bauingenieure einen netten kleinen python kurs in dem sie selber einfache simulationen und spiele wie tick-tack-toe und schiffe versenken programmieren. Das war eine richtige freunde dabei zu helfen und <text:span text:style-name="T5">ist </text:span>auch <text:span text:style-name="T5">generell </text:span>eine gute idee sich in eine sprache einzuarbeiten. </text:p>
      <text:p text:style-name="P21"/>
      <text:p text:style-name="P21">Hab von Stella erfahren dass du schon in Graz bist, wenn du magst können wir uns mal treffen – und gegenenfalls ein paar themen im detail besprechen. </text:p>
      <text:p text:style-name="P17"/>
      <text:p text:style-name="P17"/>
      <text:p text:style-name="P17"><text:span text:style-name="T4">Es scheint auch gute forensische perspektiven</text:span> <text:span text:style-name="T4">für ui designer zu geben</text:span> ;)</text:p>
      <text:p text:style-name="P15"/>
      <text:p text:style-name="P15"><text:soft-page-break/><text:a xlink:type="simple" xlink:href="https://www.antetype.com/" text:style-name="Internet_20_link" text:visited-style-name="Visited_20_Internet_20_Link">https://www.antetype.com/</text:a></text:p>
      <text:p text:style-name="P15"><text:a xlink:type="simple" xlink:href="http://bendansby.com/enterface/" text:style-name="Internet_20_link" text:visited-style-name="Visited_20_Internet_20_Link">http://bendansby.com/enterface/</text:a></text:p>
      <text:p text:style-name="P15"/>
      <text:p text:style-name="P15"/>
      <text:p text:style-name="P15">Meine lieblingsprogramme:</text:p>
      <text:p text:style-name="P15">krita, inkscape, blender </text:p>
      <text:p text:style-name="P15"/>
      <text:p text:style-name="P15"/>
      <text:p text:style-name="P15">Ein paar sketches zu meinen comic ideen :)</text:p>
      <text:p text:style-name="P15">…</text:p>
      <text:p text:style-name="P18">Und hier ein paar wissenschaftliche ideen die ich mit inkscape visualisiert hab.</text:p>
      <text:p text:style-name="P18"/>
      <text:p text:style-name="P18"/>
      <text:p text:style-name="P23"/>
      <text:p text:style-name="P23"/>
      <text:p text:style-name="P23"/>
      <text:p text:style-name="P24">Email fibi smetana,</text:p>
      <text:p text:style-name="P24"/>
      <text:p text:style-name="P24"/>
      <text:p text:style-name="P24"><text:span text:style-name="T9">Hello Silvia</text:span>,</text:p>
      <text:p text:style-name="P24"/>
      <text:p text:style-name="P24">I <text:span text:style-name="T11">have been</text:span> informed that you have been briefed about this correspondence :)</text:p>
      <text:p text:style-name="P27">My name is Lukas and I am currently working with Ulrich Stelzl <text:span text:style-name="T11">(Network Pharmacology)</text:span> on context-specific rewiring of genetic interactions in cancer cell lines, <text:span text:style-name="T11">using the DepMap data set</text:span>. <text:span text:style-name="T11">Since none of the doc-schools at the University of Graz suits me, and having come across the Biomedical Informatics group I hatched the plan of simply asking Prof. Taher about enrollment in the doc-school BME - having graduated from Graz University of Technology.</text:span></text:p>
      <text:p text:style-name="P25"/>
      <text:p text:style-name="P30">My question concerns this procedure of enrollment:</text:p>
      <text:p text:style-name="P24"/>
      <text:p text:style-name="P28">As far as I understand there are two things <text:span text:style-name="T14">for me</text:span> to do.</text:p>
      <text:p text:style-name="P28">o) Go to the registrar’s office with a letter of <text:span text:style-name="T15">confirmation</text:span>.</text:p>
      <text:p text:style-name="P28">o) Specify <text:span text:style-name="T14">the project in the educational agreement.</text:span></text:p>
      <text:p text:style-name="P28"/>
      <text:p text:style-name="P28"><text:span text:style-name="T14">Is this all there is to it?</text:span> <text:s/><text:span text:style-name="T14">Is </text:span>enroll<text:span text:style-name="T14">ing</text:span> <text:span text:style-name="T14">in a doc-school equivalent to enrolling</text:span> <text:span text:style-name="T14">at</text:span> the <text:span text:style-name="T14">institution (</text:span>TU <text:span text:style-name="T14">G</text:span>raz<text:span text:style-name="T14">)</text:span> - with email account and all - or is this linked to being employed? <text:span text:style-name="T12">(I am currently employed via an FWF project). </text:span>Are there other things I need to be aware of? </text:p>
      <text:p text:style-name="P24"/>
      <text:p text:style-name="P29">Thanks already! - I am <text:span text:style-name="T13">looking forward </text:span>to get<text:span text:style-name="T13">ting</text:span> to know <text:span text:style-name="T13">the </text:span>group.</text:p>
      <text:p text:style-name="P24"><text:span text:style-name="T10">Finally, </text:span>I <text:span text:style-name="T10">have to satisfy my curiosity</text:span>: are you related to the famous composer <text:span text:style-name="T10">of the same name</text:span>?</text:p>
      <text:p text:style-name="P24"/>
      <text:p text:style-name="P24">Best,</text:p>
      <text:p text:style-name="P24">Lukas Annerer-Walcher</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text:span text:style-name="T16">&gt; </text:span>in ein-zwei Wochen gerne!</text:p>
      <text:p text:style-name="P40"><text:span text:style-name="T16">Ok, hat keine Eile, dachte ich frag mal :)</text:span></text:p>
      <text:p text:style-name="P39"><text:span text:style-name="T20">&gt;</text:span>schade dass es dann doch nur so kurz war :)</text:p>
      <text:p text:style-name="P41">Naja, manche von uns waren schon ein bisserl länger ;)</text:p>
      <text:p text:style-name="P39"><text:span text:style-name="T21">&gt;w</text:span>ow, ich kann mich erinnern als ich das das erste Mal gelesen habe, my mind was blown, wie man sagt ;<text:span text:style-name="T21">)</text:span></text:p>
      <text:p text:style-name="P42">Ja, die Empfehlung ist eine der letzten starken Erinnerungen die ich von unserer Gymnasiumszeit hab. Freu mich schon zu hören was für interessante Bücher, filme, kulturelle Artefakte du seitdem entdeckt hast – bei mir ist die Liste recht lang :)</text:p>
      <text:p text:style-name="P39"><text:span text:style-name="T18">M</text:span>ir geht’s super. Hab<text:span text:style-name="T17"> viel erlebt und vor allem viel Glück gehabt in den letzten 10 Jahren. Ich bin tatsächlich noch ein bisschen geflasht vom Klassentreffen, grad die angeregten, geradezu emotionalen Diskussionen mit Michi und Josef haben mich auf eine Art Mini-Zeitreise geschickt :)</text:span></text:p>
      <text:p text:style-name="P43"><text:span text:style-name="T19">Danke, ja dass hat überraschend gut gepasst – Sonja und ich sind jetzt 9 Jahre zusammen und 3 Jahre verheiratet. Theo und Nora (auch Thora, die kleine Donnergöttin) sind Energiebündel und wir sind trotz guter Unterstützung unserer Familien recht ausgelastet :)</text:span></text:p>
      <text:p text:style-name="P38"><text:s/><text:span text:style-name="T19">LG, Lukas</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34"><text:span text:style-name="T22">&gt;</text:span><text:span text:style-name="T27">If I interpret your name correctly, we could also write in German;-)</text:span></text:p>
      <text:p text:style-name="P36"/>
      <text:p text:style-name="P36">Absolut korrekt :-)</text:p>
      <text:p text:style-name="P35"/>
      <text:p text:style-name="P46"><text:span text:style-name="T22">&gt;</text:span><text:span text:style-name="T27">You just need the Supervision agreement (Betreuungszusage) of Prof. Taher and have to mail it to study@tugraz.at. </text:span></text:p>
      <text:p text:style-name="P49"><text:span text:style-name="T22">&gt;</text:span><text:span text:style-name="T27">Once you are registered, you should have the "Mein Doktorat" opportunity in your TU Graz account. There, you need to submit during the first months a kind of outline ...</text:span></text:p>
      <text:p text:style-name="P46"/>
      <text:p text:style-name="P52"><text:span text:style-name="T24">Ok –</text:span><text:span text:style-name="T26"> vielen vielen Dank! :-)</text:span></text:p>
      <text:p text:style-name="P52"><text:span text:style-name="T26">W</text:span><text:span text:style-name="T24">erd ich mich gleich mal </text:span><text:span text:style-name="T25">daran machen!</text:span></text:p>
      <text:p text:style-name="P44"/>
      <text:p text:style-name="P46"><text:span text:style-name="T22">&gt;</text:span>Will you then also have to collect your ECTS/SSt at TU Graz, will you completely be in this PhD program?</text:p>
      <text:p text:style-name="P47"/>
      <text:p text:style-name="P47">Ich bin mir nicht ganz sicher – eine Frage wäre inwieweit sich die Doc School und das PhD program unterscheiden, oder ob das das gleiche ist. <text:span text:style-name="T23">Im Moment gehe ich davon aus gemäß den Statuten der Doc School Biomedical Engineering vorzugehen.</text:span></text:p>
      <text:p text:style-name="P46"/>
      <text:p text:style-name="P45"><text:span text:style-name="T23">&gt;</text:span><text:span text:style-name="T27"> rumor in his family that there is relation.</text:span></text:p>
      <text:p text:style-name="P51"/>
      <text:p text:style-name="P48">Interessant, danke für die Auskunft :-)</text:p>
      <text:p text:style-name="P53"/>
      <text:p text:style-name="P50">Beste Grüße,</text:p>
      <text:p text:style-name="P50">Lukas</text:p>
      <text:p text:style-name="P24"/>
      <text:p text:style-name="P24"/>
      <text:p text:style-name="P24"/>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7T11:56:48.702099986</meta:creation-date>
    <dc:date>2021-10-01T14:23:55.879206126</dc:date>
    <meta:editing-duration>P3DT1H23M51S</meta:editing-duration>
    <meta:editing-cycles>47</meta:editing-cycles>
    <meta:generator>LibreOffice/6.0.7.3$Linux_X86_64 LibreOffice_project/00m0$Build-3</meta:generator>
    <meta:document-statistic meta:table-count="0" meta:image-count="0" meta:object-count="0" meta:page-count="5" meta:paragraph-count="98" meta:word-count="1059" meta:character-count="6996" meta:non-whitespace-character-count="6018"/>
  </office:meta>
</office:document-meta>
</file>